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21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AYBAR PEVE FRANCISCO RUDENC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PC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23/07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ALVAREZ GOMEZ, CARLOS RAFAEL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AYBAR PEVE FRANCISCO RUDENCI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8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8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50399204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LA2362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09:45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2:55:07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